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solid" draw:stroke-dash="Fine_20_Dashed"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dash" draw:stroke-dash="Fine_20_Dashed"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Fine_20_Dashed" svg:stroke-width="0.025cm" draw:marker-start="Arrow" draw:marker-start-width="0.33cm" draw:marker-end="" draw:marker-end-width="0.337cm" draw:textarea-horizontal-align="center" draw:textarea-vertical-align="middle" fo:padding-top="0.137cm" fo:padding-bottom="0.137cm" fo:padding-left="0.262cm" fo:padding-right="0.262cm" draw:shadow-offset-x="0.305cm" draw:shadow-offset-y="0.305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7.653cm" svg:y="18.18cm">
          <text:p text:style-name="P1">c<text:span text:style-name="T1">1</text:span></text:p>
          <draw:enhanced-geometry svg:viewBox="0 0 21600 21600" draw:glue-points="10800 0 3163 3163 0 10800 3163 18437 10800 21600 18437 18437 21600 10800 18437 3163" draw:text-areas="3163 3163 18437 18437" draw:type="ring" draw:modifiers="1756.558237145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9" draw:layer="layout" svg:width="1.27cm" svg:height="1.27cm" svg:x="13.268cm" svg:y="18.18cm">
          <text:p text:style-name="P1">c<text:span text:style-name="T1">2</text:span></text:p>
          <draw:enhanced-geometry svg:viewBox="0 0 21600 21600" draw:glue-points="10800 0 3163 3163 0 10800 3163 18437 10800 21600 18437 18437 21600 10800 18437 3163" draw:text-areas="3163 3163 18437 18437" draw:type="ring" draw:modifiers="1756.558237145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3" draw:layer="layout" svg:width="1.27cm" svg:height="1.27cm" svg:x="18.915cm" svg:y="18.18cm">
          <text:p text:style-name="P1">c<text:span text:style-name="T1">3</text:span></text:p>
          <draw:enhanced-geometry svg:viewBox="0 0 21600 21600" draw:glue-points="10800 0 3163 3163 0 10800 3163 18437 10800 21600 18437 18437 21600 10800 18437 3163" draw:text-areas="3163 3163 18437 18437" draw:type="ring" draw:modifiers="1756.558237145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4" draw:layer="layout" svg:width="1.27cm" svg:height="1.27cm" svg:x="5.885cm" svg:y="11.795cm">
          <text:p text:style-name="P1"><text:span text:style-name="T2">¬</text:span>q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3.545cm" svg:y="11.795cm">
          <text:p text:style-name="P1">q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288cm" svg:y1="18.18cm" svg:x2="4.18cm" svg:y2="13.065cm" draw:start-shape="id1" draw:start-glue-point="4" draw:end-shape="id2" draw:end-glue-point="8" svg:d="m8288 18180-4108-5115">
          <text:p/>
        </draw:connector>
        <draw:connector draw:style-name="gr2" draw:text-style-name="P1" draw:layer="layout" draw:type="line" svg:x1="19.55cm" svg:y1="18.18cm" svg:x2="6.52cm" svg:y2="13.065cm" draw:start-shape="id3" draw:start-glue-point="4" draw:end-shape="id4" draw:end-glue-point="8" svg:d="m19550 18180-13030-5115">
          <text:p/>
        </draw:connector>
        <draw:custom-shape draw:style-name="gr1" draw:text-style-name="P1" draw:id="id5" draw:layer="layout" svg:width="1.27cm" svg:height="1.27cm" svg:x="7.585cm" svg:y="2.135cm">
          <text:p text:style-name="P1">T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1.27cm" svg:height="1.27cm" svg:x="13.3cm" svg:y="2.135cm">
          <text:p text:style-name="P1">T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1.27cm" svg:height="1.27cm" svg:x="19.015cm" svg:y="2.135cm">
          <text:p text:style-name="P1">T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653cm" svg:y1="18.815cm" svg:x2="7.585cm" svg:y2="2.77cm" draw:start-shape="id1" draw:start-glue-point="6" draw:end-shape="id5" draw:end-glue-point="6" svg:d="m7653 18815c-6889 0-6855-16045-68-16045">
          <text:p/>
        </draw:connector>
        <draw:custom-shape draw:style-name="gr1" draw:text-style-name="P1" draw:id="id6" draw:layer="layout" svg:width="1.27cm" svg:height="1.27cm" svg:x="12.185cm" svg:y="11.795cm">
          <text:p text:style-name="P1"><text:span text:style-name="T2">¬</text:span>q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1.27cm" svg:height="1.27cm" svg:x="9.645cm" svg:y="11.795cm">
          <text:p text:style-name="P1">q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1.27cm" svg:height="1.27cm" svg:x="18.485cm" svg:y="11.795cm">
          <text:p text:style-name="P1"><text:span text:style-name="T2">¬</text:span>q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1.27cm" svg:height="1.27cm" svg:x="15.945cm" svg:y="11.795cm">
          <text:p text:style-name="P1">q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1.27cm" svg:height="1.27cm" svg:x="24.685cm" svg:y="11.795cm">
          <text:p text:style-name="P1"><text:span text:style-name="T2">¬</text:span>q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1.27cm" svg:height="1.27cm" svg:x="21.945cm" svg:y="11.795cm">
          <text:p text:style-name="P1">q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288cm" svg:y1="18.18cm" svg:x2="12.82cm" svg:y2="13.065cm" draw:start-shape="id1" draw:start-glue-point="4" draw:end-shape="id6" draw:end-glue-point="8" svg:d="m8288 18180 4532-5115">
          <text:p/>
        </draw:connector>
        <draw:connector draw:style-name="gr2" draw:text-style-name="P1" draw:layer="layout" draw:type="line" svg:x1="8.288cm" svg:y1="18.18cm" svg:x2="16.58cm" svg:y2="13.065cm" draw:start-shape="id1" draw:start-glue-point="4" draw:end-shape="id7" draw:end-glue-point="8" svg:d="m8288 18180 8292-5115">
          <text:p/>
        </draw:connector>
        <draw:connector draw:style-name="gr4" draw:text-style-name="P1" draw:layer="layout" draw:type="curve" svg:x1="20.285cm" svg:y1="2.77cm" svg:x2="20.185cm" svg:y2="18.815cm" draw:start-shape="id8" draw:start-glue-point="10" draw:end-shape="id3" draw:end-glue-point="10" svg:d="m20285 2770c8500 0 8550 16045-100 16045">
          <text:p/>
        </draw:connector>
        <draw:connector draw:style-name="gr2" draw:text-style-name="P1" draw:layer="layout" draw:type="line" svg:x1="13.903cm" svg:y1="18.18cm" svg:x2="10.28cm" svg:y2="13.065cm" draw:start-shape="id9" draw:start-glue-point="4" draw:end-shape="id10" draw:end-glue-point="8" svg:d="m13903 18180-3623-5115">
          <text:p/>
        </draw:connector>
        <draw:connector draw:style-name="gr2" draw:text-style-name="P1" draw:layer="layout" draw:type="line" svg:x1="13.903cm" svg:y1="18.18cm" svg:x2="22.58cm" svg:y2="13.065cm" draw:start-shape="id9" draw:start-glue-point="4" draw:end-shape="id11" draw:end-glue-point="8" svg:d="m13903 18180 8677-5115">
          <text:p/>
        </draw:connector>
        <draw:connector draw:style-name="gr2" draw:text-style-name="P1" draw:layer="layout" draw:type="line" svg:x1="13.903cm" svg:y1="18.18cm" svg:x2="16.58cm" svg:y2="13.065cm" draw:start-shape="id9" draw:start-glue-point="4" draw:end-shape="id7" draw:end-glue-point="8" svg:d="m13903 18180 2677-5115">
          <text:p/>
        </draw:connector>
        <draw:connector draw:style-name="gr2" draw:text-style-name="P1" draw:layer="layout" draw:type="line" svg:x1="19.55cm" svg:y1="18.18cm" svg:x2="19.12cm" svg:y2="13.065cm" draw:start-shape="id3" draw:start-glue-point="4" draw:end-shape="id12" draw:end-glue-point="8" svg:d="m19550 18180-430-5115">
          <text:p/>
        </draw:connector>
        <draw:connector draw:style-name="gr2" draw:text-style-name="P1" draw:layer="layout" draw:type="line" svg:x1="19.55cm" svg:y1="18.18cm" svg:x2="25.32cm" svg:y2="13.065cm" draw:start-shape="id3" draw:start-glue-point="4" draw:end-shape="id13" draw:end-glue-point="8" svg:d="m19550 18180 5770-5115">
          <text:p/>
        </draw:connector>
        <draw:connector draw:style-name="gr3" draw:text-style-name="P1" draw:layer="layout" draw:type="line" svg:x1="8.22cm" svg:y1="3.405cm" svg:x2="6.52cm" svg:y2="11.795cm" draw:start-shape="id5" draw:start-glue-point="8" draw:end-shape="id4" draw:end-glue-point="4" svg:d="m8220 3405-1700 8390">
          <text:p/>
        </draw:connector>
        <draw:connector draw:style-name="gr3" draw:text-style-name="P1" draw:layer="layout" draw:type="line" svg:x1="8.22cm" svg:y1="3.405cm" svg:x2="10.28cm" svg:y2="11.795cm" draw:start-shape="id5" draw:start-glue-point="8" draw:end-shape="id10" draw:end-glue-point="4" svg:d="m8220 3405 2060 8390">
          <text:p/>
        </draw:connector>
        <draw:connector draw:style-name="gr3" draw:text-style-name="P1" draw:layer="layout" draw:type="line" svg:x1="8.22cm" svg:y1="3.405cm" svg:x2="19.12cm" svg:y2="11.795cm" draw:start-shape="id5" draw:start-glue-point="8" draw:end-shape="id12" draw:end-glue-point="4" svg:d="m8220 3405 10900 8390">
          <text:p/>
        </draw:connector>
        <draw:connector draw:style-name="gr3" draw:text-style-name="P1" draw:layer="layout" draw:type="line" svg:x1="13.935cm" svg:y1="3.405cm" svg:x2="12.82cm" svg:y2="11.795cm" draw:start-shape="id14" draw:start-glue-point="8" draw:end-shape="id6" draw:end-glue-point="4" svg:d="m13935 3405-1115 8390">
          <text:p/>
        </draw:connector>
        <draw:connector draw:style-name="gr3" draw:text-style-name="P1" draw:layer="layout" draw:type="line" svg:x1="13.935cm" svg:y1="3.405cm" svg:x2="19.12cm" svg:y2="11.795cm" draw:start-shape="id14" draw:start-glue-point="8" draw:end-shape="id12" draw:end-glue-point="4" svg:d="m13935 3405 5185 8390">
          <text:p/>
        </draw:connector>
        <draw:connector draw:style-name="gr3" draw:text-style-name="P1" draw:layer="layout" draw:type="line" svg:x1="13.935cm" svg:y1="3.405cm" svg:x2="25.32cm" svg:y2="11.795cm" draw:start-shape="id14" draw:start-glue-point="8" draw:end-shape="id13" draw:end-glue-point="4" svg:d="m13935 3405 11385 8390">
          <text:p/>
        </draw:connector>
        <draw:connector draw:style-name="gr3" draw:text-style-name="P1" draw:layer="layout" draw:type="line" svg:x1="19.65cm" svg:y1="3.405cm" svg:x2="4.18cm" svg:y2="11.795cm" draw:start-shape="id8" draw:start-glue-point="8" draw:end-shape="id2" draw:end-glue-point="4" svg:d="m19650 3405-15470 8390">
          <text:p/>
        </draw:connector>
        <draw:connector draw:style-name="gr3" draw:text-style-name="P1" draw:layer="layout" draw:type="line" svg:x1="19.65cm" svg:y1="3.405cm" svg:x2="16.58cm" svg:y2="11.795cm" draw:start-shape="id8" draw:start-glue-point="8" draw:end-shape="id7" draw:end-glue-point="4" svg:d="m19650 3405-3070 8390">
          <text:p/>
        </draw:connector>
        <draw:connector draw:style-name="gr3" draw:text-style-name="P1" draw:layer="layout" draw:type="line" svg:x1="19.65cm" svg:y1="3.405cm" svg:x2="22.58cm" svg:y2="11.795cm" draw:start-shape="id8" draw:start-glue-point="8" draw:end-shape="id11" draw:end-glue-point="4" svg:d="m19650 3405 2930 8390">
          <text:p/>
        </draw:connector>
        <draw:connector draw:style-name="gr3" draw:text-style-name="P1" draw:layer="layout" draw:type="curve" svg:x1="13.903cm" svg:y1="19.45cm" svg:x2="13.935cm" svg:y2="2.135cm" draw:start-shape="id9" draw:start-glue-point="6" draw:end-shape="id14" draw:end-glue-point="6" svg:d="m13903 19450c0 2278-12803 1519-12803-8582s12835-10785 12835-87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Balatsouras</meta:initial-creator>
    <meta:creation-date>2012-12-15T16:42:56</meta:creation-date>
    <dc:date>2012-12-15T22:15:10</dc:date>
    <meta:editing-duration>PT01H44M33S</meta:editing-duration>
    <meta:editing-cycles>52</meta:editing-cycles>
    <meta:generator>OpenOffice.org/3.2$Unix OpenOffice.org_project/320m12$Build-9483</meta:generator>
    <dc:creator>George Balatsouras</dc:creator>
    <meta:document-statistic meta:object-count="35"/>
  </office:meta>
</office:document-meta>
</file>